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0000"/>
    </style:style>
    <style:style style:name="gr5"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1cm" svg:y="-5cm"/>
          <draw:glue-point draw:id="5" svg:x="-0.001cm" svg:y="5cm"/>
          <draw:glue-point draw:id="6" svg:x="-5cm" svg:y="-2.691cm"/>
          <draw:glue-point draw:id="7" svg:x="-5cm" svg:y="2.653cm"/>
          <draw:glue-point draw:id="8" svg:x="-5cm" svg:y="-0.021cm"/>
          <draw:glue-point draw:id="9" svg:x="5cm" svg:y="-2.656cm"/>
          <draw:glue-point draw:id="10" svg:x="5cm" svg:y="2.653cm"/>
          <draw:glue-point draw:id="11" svg:x="5cm" svg:y="0cm"/>
          <draw:glue-point draw:id="12" svg:x="-0.001cm" svg:y="-0.008cm"/>
          <draw:polygon draw:style-name="gr1" draw:layer="layout" svg:width="3.429cm" svg:height="1.175cm" svg:x="0cm" svg:y="0.825cm" svg:viewBox="0 0 3430 1176" draw:points="3430,588 3427,557 3421,528 3410,499 3394,469 3375,440 3351,411 3323,383 3290,355 3254,329 3214,302 3170,276 3122,251 3070,227 3016,205 2957,182 2896,161 2832,141 2764,123 2694,105 2622,88 2547,73 2470,60 2391,46 2310,36 2228,26 2144,18 2059,11 1974,6 1888,2 1801,0 1714,0 1628,0 1541,2 1455,6 1369,11 1285,18 1201,26 1119,36 1038,46 959,60 882,73 807,88 735,105 665,123 597,141 533,161 472,182 413,205 359,227 307,251 259,276 215,302 175,329 138,355 106,383 78,411 54,440 35,469 19,499 8,528 2,557 0,588 2,617 8,647 19,676 35,706 54,735 78,764 106,791 138,819 175,846 215,873 259,898 307,923 359,948 413,970 472,993 533,1014 597,1034 665,1052 735,1070 807,1087 882,1102 959,1115 1038,1128 1119,1139 1201,1148 1285,1157 1369,1163 1455,1168 1541,1173 1628,1175 1714,1176 1801,1175 1888,1173 1974,1168 2059,1163 2144,1157 2228,1148 2310,1139 2391,1128 2470,1115 2547,1102 2622,1087 2694,1070 2764,1052 2832,1034 2896,1014 2957,993 3016,970 3070,948 3122,923 3170,898 3214,873 3254,846 3290,819 3323,791 3351,764 3375,735 3394,706 3410,676 3421,647 3427,617">
            <text:p/>
          </draw:polygon>
          <draw:polygon draw:style-name="gr2" draw:layer="layout" svg:width="3.408cm" svg:height="1.155cm" svg:x="0cm" svg:y="0.825cm" svg:viewBox="0 0 3409 1156" draw:points="3409,578 3406,548 3401,519 3389,490 3375,462 3354,433 3330,405 3303,377 3271,350 3235,324 3195,297 3151,272 3103,247 3053,223 2998,200 2940,179 2879,159 2814,139 2748,121 2679,104 2606,88 2531,73 2455,59 2377,46 2297,36 2216,26 2131,18 2048,11 1963,7 1878,3 1791,0 1704,0 1618,0 1532,3 1446,7 1361,11 1277,18 1194,26 1112,36 1032,46 954,59 877,73 802,88 730,104 661,121 594,139 529,159 468,179 411,200 356,223 305,247 257,272 214,297 174,324 137,350 106,377 78,405 54,433 35,462 19,490 8,519 2,548 0,578 2,607 8,636 19,665 35,694 54,722 78,751 106,778 137,805 174,832 214,859 257,883 305,908 356,932 411,955 468,976 529,996 594,1016 661,1035 730,1052 802,1068 877,1083 954,1097 1032,1109 1112,1120 1194,1129 1277,1137 1361,1144 1446,1148 1532,1153 1618,1155 1704,1156 1791,1155 1878,1153 1963,1148 2048,1144 2131,1137 2216,1129 2297,1120 2377,1109 2455,1097 2531,1083 2606,1068 2679,1052 2748,1035 2814,1016 2879,996 2940,976 2998,955 3053,932 3103,908 3151,883 3195,859 3235,832 3271,805 3303,778 3330,751 3354,722 3375,694 3389,665 3401,636 3406,607">
            <text:p/>
          </draw:polygon>
          <draw:polygon draw:style-name="gr1" draw:layer="layout" svg:width="3.408cm" svg:height="0.825cm" svg:x="0cm" svg:y="0.598cm" svg:viewBox="0 0 3409 826" draw:points="0,0 0,826 3409,826 3409,0">
            <text:p/>
          </draw:polygon>
          <draw:polygon draw:style-name="gr3" draw:layer="layout" svg:width="3.429cm" svg:height="1.175cm" svg:x="0cm" svg:y="0cm" svg:viewBox="0 0 3430 1176" draw:points="3430,588 3427,558 3421,528 3410,498 3394,469 3375,439 3351,411 3323,383 3290,356 3254,328 3214,302 3170,276 3122,251 3070,227 3016,204 2957,182 2896,161 2832,141 2764,122 2694,105 2622,88 2547,73 2470,59 2391,46 2310,35 2228,26 2144,18 2059,11 1974,6 1888,2 1801,0 1714,0 1628,0 1541,2 1455,6 1369,11 1285,18 1201,26 1119,35 1038,46 959,59 882,73 807,88 735,105 665,122 597,141 533,161 472,182 413,204 359,227 307,251 259,276 215,302 175,328 138,356 106,383 78,411 54,439 35,469 19,498 8,528 2,558 0,588 2,617 8,647 19,677 35,706 54,735 78,764 106,792 138,819 175,846 215,873 259,899 307,924 359,948 413,971 472,993 533,1014 597,1034 665,1053 735,1070 807,1087 882,1102 959,1115 1038,1128 1119,1140 1201,1149 1285,1157 1369,1163 1455,1169 1541,1173 1628,1175 1714,1176 1801,1175 1888,1173 1974,1169 2059,1163 2144,1157 2228,1149 2310,1140 2391,1128 2470,1115 2547,1102 2622,1087 2694,1070 2764,1053 2832,1034 2896,1014 2957,993 3016,971 3070,948 3122,924 3170,899 3214,873 3254,846 3290,819 3323,792 3351,764 3375,735 3394,706 3410,677 3421,647 3427,617">
            <text:p/>
          </draw:polygon>
          <draw:polygon draw:style-name="gr2" draw:layer="layout" svg:width="3.408cm" svg:height="1.155cm" svg:x="0cm" svg:y="0cm" svg:viewBox="0 0 3409 1156" draw:points="3409,578 3406,548 3401,519 3389,491 3375,462 3354,433 3330,404 3303,377 3271,350 3235,324 3195,297 3151,272 3103,248 3053,224 2998,201 2940,179 2879,159 2814,139 2748,120 2679,103 2606,87 2531,73 2455,58 2377,46 2297,35 2216,26 2131,19 2048,11 1963,7 1878,2 1791,0 1704,0 1618,0 1532,2 1446,7 1361,11 1277,19 1194,26 1112,35 1032,46 954,58 877,73 802,87 730,103 661,120 594,139 529,159 468,179 411,201 356,224 305,248 257,272 214,297 174,324 137,350 106,377 78,404 54,433 35,462 19,491 8,519 2,548 0,578 2,607 8,637 19,665 35,693 54,722 78,751 106,778 137,805 174,832 214,859 257,883 305,907 356,932 411,955 468,976 529,997 594,1016 661,1034 730,1052 802,1067 877,1083 954,1096 1032,1109 1112,1119 1194,1129 1277,1137 1361,1144 1446,1149 1532,1152 1618,1155 1704,1156 1791,1155 1878,1152 1963,1149 2048,1144 2131,1137 2216,1129 2297,1119 2377,1109 2455,1096 2531,1083 2606,1067 2679,1052 2748,1034 2814,1016 2879,997 2940,976 2998,955 3053,932 3103,907 3151,883 3195,859 3235,832 3271,805 3303,778 3330,751 3354,722 3375,693 3389,665 3401,637 3406,607">
            <text:p/>
          </draw:polygon>
          <draw:line draw:style-name="gr2" draw:layer="layout" svg:x1="0cm" svg:y1="0.578cm" svg:x2="0cm" svg:y2="1.402cm">
            <text:p/>
          </draw:line>
          <draw:line draw:style-name="gr2" draw:layer="layout" svg:x1="3.408cm" svg:y1="0.578cm" svg:x2="3.408cm" svg:y2="1.402cm">
            <text:p/>
          </draw:line>
          <draw:polygon draw:style-name="gr4" draw:layer="layout" svg:width="0.81cm" svg:height="0.847cm" svg:x="1.143cm" svg:y="0.185cm" svg:viewBox="0 0 811 848" draw:points="0,0 0,848 811,412">
            <text:p/>
          </draw:polygon>
          <draw:polygon draw:style-name="gr4" draw:layer="layout" svg:width="0.228cm" svg:height="0.742cm" svg:x="2.016cm" svg:y="0.207cm" svg:viewBox="0 0 229 743" draw:points="0,0 0,743 229,743 229,0">
            <text:p/>
          </draw:polygon>
          <draw:polygon draw:style-name="gr5" draw:layer="layout" svg:width="0.81cm" svg:height="0.845cm" svg:x="1.164cm" svg:y="0.207cm" svg:viewBox="0 0 811 846" draw:points="0,0 0,846 811,412">
            <text:p/>
          </draw:polygon>
          <draw:polygon draw:style-name="gr5" draw:layer="layout" svg:width="0.229cm" svg:height="0.742cm" svg:x="2.036cm" svg:y="0.227cm" svg:viewBox="0 0 230 743" draw:points="0,0 0,743 230,743 230,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PIX Firewall</dc:title>
    <meta:creation-date>2011-02-07T16:39:21</meta:creation-date>
    <meta:editing-duration>P0D</meta:editing-duration>
    <meta:editing-cycles>1</meta:editing-cycles>
    <meta:document-statistic meta:object-count="12"/>
    <meta:generator>OpenOffice.org/3.3$Linux OpenOffice.org_project/330m20$Build-9567</meta:generator>
  </office:meta>
</office:document-meta>
</file>